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maño vector</text:p>
          </table:table-cell>
          <table:table-cell office:value-type="string" calcext:value-type="string">
            <text:p>Num asignaciones</text:p>
          </table:table-cell>
          <table:table-cell office:value-type="string" calcext:value-type="string">
            <text:p>Num comparaciones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44" calcext:value-type="float">
            <text:p>104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888" calcext:value-type="float">
            <text:p>3888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6144" calcext:value-type="float">
            <text:p>16144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658" calcext:value-type="float">
            <text:p>9658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892" calcext:value-type="float">
            <text:p>689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848" calcext:value-type="float">
            <text:p>184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688" calcext:value-type="float">
            <text:p>368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6694" calcext:value-type="float">
            <text:p>6694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2706" calcext:value-type="float">
            <text:p>12706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802" calcext:value-type="float">
            <text:p>10802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3620" calcext:value-type="float">
            <text:p>3620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1818" calcext:value-type="float">
            <text:p>11818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2978" calcext:value-type="float">
            <text:p>297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10050" calcext:value-type="float">
            <text:p>10050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942" calcext:value-type="float">
            <text:p>15942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6220" calcext:value-type="float">
            <text:p>16220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23454" calcext:value-type="float">
            <text:p>23454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28570" calcext:value-type="float">
            <text:p>28570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33894" calcext:value-type="float">
            <text:p>33894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322" calcext:value-type="float">
            <text:p>7322</text:p>
          </table:table-cell>
          <table:table-cell office:value-type="float" office:value="2292" calcext:value-type="float">
            <text:p>2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0:55:22.668120675</meta:creation-date>
    <dc:date>2019-12-04T11:30:09.692273366</dc:date>
    <meta:editing-duration>PT2M29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